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ES RETIS, MELVEN WETSO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2176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MARTIN DE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5207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BOLETA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RETIS, MELVEN WET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2176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5207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/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09/2021</text:p>
          </table:table-cell>
          <table:table-cell table:style-name="Tabla2.A3" office:value-type="string">
            <text:p text:style-name="P22">5898317</text:p>
          </table:table-cell>
          <table:table-cell table:style-name="Tabla2.D3" office:value-type="string">
            <text:p text:style-name="P23">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9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2:39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